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1" svg:font-family="Calibri"/>
    <style:font-face style:name="Calibri" svg:font-family="Calibri" style:font-pitch="variable"/>
    <style:font-face style:name="Liberation Sans1" svg:font-family="'Liberation Sans'" style:font-pitch="variable"/>
    <style:font-face style:name="Lucida Sans1" svg:font-family="'Lucida Sans'" style:font-pitch="variable"/>
    <style:font-face style:name="Microsoft YaHei1" svg:font-family="'Microsoft Ya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solid" draw:fill-color="#cd5c5c" draw:textarea-horizontal-align="justify" draw:textarea-vertical-align="middle" draw:auto-grow-height="false" fo:min-height="0.25cm" fo:min-width="1.5cm"/>
      <style:paragraph-properties style:writing-mode="lr-tb"/>
    </style:style>
    <style:style style:name="gr2" style:family="graphic" style:parent-style-name="standard">
      <style:graphic-properties draw:textarea-horizontal-align="justify" draw:textarea-vertical-align="middle" draw:auto-grow-height="false" fo:min-height="0.25cm" fo:min-width="1.5cm"/>
      <style:paragraph-properties style:writing-mode="lr-tb"/>
    </style:style>
    <style:style style:name="gr3" style:family="graphic" style:parent-style-name="standard">
      <style:graphic-properties draw:fill="solid" draw:fill-color="#fff5ed" draw:textarea-horizontal-align="justify" draw:textarea-vertical-align="middle" draw:auto-grow-height="false" fo:min-height="0.25cm" fo:min-width="0.5cm"/>
      <style:paragraph-properties style:writing-mode="lr-tb"/>
    </style:style>
    <style:style style:name="gr4" style:family="graphic" style:parent-style-name="standard">
      <style:graphic-properties draw:stroke="none" svg:stroke-color="#000000" draw:fill="none" draw:fill-color="#ffffff" fo:min-height="0.15cm"/>
      <style:paragraph-properties style:writing-mode="lr-tb"/>
    </style:style>
    <style:style style:name="gr5" style:family="graphic" style:parent-style-name="standard">
      <style:graphic-properties draw:fill="solid" draw:fill-color="#cd5c5c" draw:textarea-horizontal-align="justify" draw:textarea-vertical-align="middle" draw:auto-grow-height="false" fo:min-height="0.25cm" fo:min-width="0.5cm"/>
      <style:paragraph-properties style:writing-mode="lr-tb"/>
    </style:style>
    <style:style style:name="gr6" style:family="graphic" style:parent-style-name="standard">
      <style:graphic-properties draw:textarea-horizontal-align="justify" draw:textarea-vertical-align="middle" draw:auto-grow-height="false" fo:min-height="0.25cm" fo:min-width="1.55cm"/>
      <style:paragraph-properties style:writing-mode="lr-tb"/>
    </style:style>
    <style:style style:name="gr7" style:family="graphic" style:parent-style-name="standard">
      <style:graphic-properties draw:fill="solid" draw:fill-color="#ff7f50" draw:textarea-horizontal-align="justify" draw:textarea-vertical-align="middle" draw:auto-grow-height="false" fo:min-height="0.25cm" fo:min-width="1.5cm"/>
      <style:paragraph-properties style:writing-mode="lr-tb"/>
    </style:style>
    <style:style style:name="gr8" style:family="graphic" style:parent-style-name="standard">
      <style:graphic-properties draw:fill="solid" draw:fill-color="#ff7f50" draw:textarea-horizontal-align="justify" draw:textarea-vertical-align="middle" draw:auto-grow-height="false" fo:min-height="0.25cm" fo:min-width="1.548cm"/>
      <style:paragraph-properties style:writing-mode="lr-tb"/>
    </style:style>
    <style:style style:name="gr9" style:family="graphic" style:parent-style-name="standard" style:list-style-name="L1">
      <style:graphic-properties draw:stroke="none" svg:stroke-color="#000000" draw:fill="none" draw:fill-color="#ffffff" fo:min-height="7.506cm" fo:padding-top="0cm" fo:padding-bottom="0cm" fo:padding-left="0cm" fo:padding-right="0cm"/>
      <style:paragraph-properties style:writing-mode="lr-tb"/>
    </style:style>
    <style:style style:name="gr10" style:family="graphic" style:parent-style-name="standard">
      <style:graphic-properties draw:stroke="none" svg:stroke-color="#000000" draw:fill="none" draw:fill-color="#ffffff" fo:min-height="8.65cm"/>
      <style:paragraph-properties style:writing-mode="lr-tb"/>
    </style:style>
    <style:style style:name="gr11" style:family="graphic" style:parent-style-name="standard" style:list-style-name="L1">
      <style:graphic-properties draw:stroke="none" svg:stroke-color="#000000" draw:fill="none" draw:fill-color="#ffffff" fo:min-height="1.451cm" fo:padding-top="0cm" fo:padding-bottom="0cm" fo:padding-left="0cm" fo:padding-right="0cm"/>
      <style:paragraph-properties style:writing-mode="lr-tb"/>
    </style:style>
    <style:style style:name="gr12" style:family="graphic" style:parent-style-name="standard" style:list-style-name="L1">
      <style:graphic-properties draw:stroke="none" svg:stroke-color="#000000" draw:fill="none" draw:fill-color="#ffffff" fo:min-height="0.9cm"/>
      <style:paragraph-properties style:writing-mode="lr-tb"/>
    </style:style>
    <style:style style:name="gr13" style:family="graphic" style:parent-style-name="standard" style:list-style-name="L1">
      <style:graphic-properties draw:stroke="none" svg:stroke-color="#000000" draw:fill="none" draw:fill-color="#ffffff" fo:min-height="1.451cm" fo:padding-top="0cm" fo:padding-bottom="0cm" fo:padding-left="0cm" fo:padding-right="0cm"/>
      <style:paragraph-properties style:writing-mode="lr-tb"/>
    </style:style>
    <style:style style:name="P1" style:family="paragraph">
      <style:paragraph-properties fo:text-align="center"/>
    </style:style>
    <style:style style:name="P2" style:family="paragraph">
      <loext:graphic-properties draw:fill="solid" draw:fill-color="#cd5c5c"/>
      <style:paragraph-properties fo:text-align="center"/>
      <style:text-properties fo:font-size="8pt" style:font-size-asian="18pt" style:font-size-complex="18pt"/>
    </style:style>
    <style:style style:name="P3" style:family="paragraph">
      <style:paragraph-properties fo:text-align="center"/>
      <style:text-properties fo:font-size="8pt" style:font-size-asian="18pt" style:font-size-complex="18pt"/>
    </style:style>
    <style:style style:name="P4" style:family="paragraph">
      <loext:graphic-properties draw:fill="solid" draw:fill-color="#fff5ed"/>
      <style:paragraph-properties fo:text-align="center"/>
      <style:text-properties fo:font-size="8pt" style:font-size-asian="18pt" style:font-size-complex="18pt"/>
    </style:style>
    <style:style style:name="P5" style:family="paragraph">
      <style:text-properties fo:font-size="8pt" style:font-size-asian="18pt" style:font-size-complex="18pt"/>
    </style:style>
    <style:style style:name="P6" style:family="paragraph">
      <loext:graphic-properties draw:fill="none" draw:fill-color="#ffffff"/>
      <style:text-properties fo:font-size="8pt" style:font-size-asian="18pt" style:font-size-complex="18pt"/>
    </style:style>
    <style:style style:name="P7" style:family="paragraph">
      <loext:graphic-properties draw:fill="solid" draw:fill-color="#ff7f50"/>
      <style:paragraph-properties fo:text-align="center"/>
      <style:text-properties fo:font-size="8pt" style:font-size-asian="18pt" style:font-size-complex="18pt"/>
    </style:style>
    <style:style style:name="P8" style:family="paragraph">
      <style:text-properties fo:font-size="12pt" fo:font-weight="bold" style:font-size-asian="18pt" style:font-size-complex="18pt"/>
    </style:style>
    <style:style style:name="P9" style:family="paragraph">
      <loext:graphic-properties draw:fill="none" draw:fill-color="#ffffff"/>
      <style:text-properties fo:font-size="12pt" fo:font-weight="bold" style:font-size-asian="18pt" style:font-size-complex="18pt"/>
    </style:style>
    <style:style style:name="P10" style:family="paragraph">
      <style:paragraph-properties fo:margin-top="0cm" fo:margin-bottom="0.353cm" fo:line-height="115%" style:text-autospace="none"/>
      <style:text-properties style:font-name="Calibri1" fo:font-size="11pt" fo:language="de" fo:country="none" style:letter-kerning="true" style:font-name-asian="Calibri1" style:font-size-asian="11pt" style:font-name-complex="Calibri1" style:font-size-complex="11pt"/>
    </style:style>
    <style:style style:name="P11" style:family="paragraph">
      <loext:graphic-properties draw:fill="none" draw:fill-color="#ffffff"/>
      <style:paragraph-properties fo:margin-top="0cm" fo:margin-bottom="0.353cm" fo:line-height="115%" style:text-autospace="none"/>
      <style:text-properties style:font-name="Calibri1" fo:font-size="11pt" fo:language="de" fo:country="none" style:letter-kerning="true" style:font-name-asian="Calibri1" style:font-size-asian="11pt" style:font-name-complex="Calibri1" style:font-size-complex="11pt"/>
    </style:style>
    <style:style style:name="P12" style:family="paragraph">
      <style:paragraph-properties fo:margin-left="0cm" fo:margin-right="0cm" fo:margin-top="0cm" fo:margin-bottom="0.353cm" fo:line-height="115%" fo:text-indent="0cm" style:text-autospace="none"/>
      <style:text-properties fo:font-size="18pt" fo:font-weight="bold"/>
    </style:style>
    <style:style style:name="P13" style:family="paragraph">
      <loext:graphic-properties draw:fill="none" draw:fill-color="#ffffff"/>
      <style:paragraph-properties fo:margin-left="0cm" fo:margin-right="0cm" fo:margin-top="0cm" fo:margin-bottom="0.353cm" fo:line-height="115%" fo:text-indent="0cm" style:text-autospace="none"/>
      <style:text-properties fo:font-size="18pt" fo:font-weight="bold"/>
    </style:style>
    <style:style style:name="P14" style:family="paragraph">
      <style:paragraph-properties fo:margin-top="0cm" fo:margin-bottom="0.353cm" fo:line-height="115%" style:text-autospace="none"/>
      <style:text-properties style:font-name="Calibri1" fo:font-size="11pt" fo:language="de" fo:country="none" fo:font-weight="bold" style:letter-kerning="true" style:font-name-asian="Calibri1" style:font-size-asian="11pt" style:font-name-complex="Calibri1" style:font-size-complex="11pt"/>
    </style:style>
    <style:style style:name="P15" style:family="paragraph">
      <loext:graphic-properties draw:fill="none" draw:fill-color="#ffffff"/>
      <style:paragraph-properties fo:margin-top="0cm" fo:margin-bottom="0.353cm" fo:line-height="115%" style:text-autospace="none"/>
      <style:text-properties style:font-name="Calibri1" fo:font-size="11pt" fo:language="de" fo:country="none" fo:font-weight="bold" style:letter-kerning="true" style:font-name-asian="Calibri1" style:font-size-asian="11pt" style:font-name-complex="Calibri1" style:font-size-complex="11pt"/>
    </style:style>
    <style:style style:name="T1" style:family="text">
      <style:text-properties fo:font-size="8pt" style:font-size-asian="18pt" style:font-size-complex="18pt"/>
    </style:style>
    <style:style style:name="T2" style:family="text">
      <style:text-properties fo:font-size="12pt" fo:font-weight="bold" style:font-size-asian="18pt" style:font-size-complex="18pt"/>
    </style:style>
    <style:style style:name="T3" style:family="text">
      <style:text-properties style:font-name="Calibri1" fo:font-size="11pt" fo:language="de" fo:country="none" style:letter-kerning="true" style:font-name-asian="Calibri1" style:font-size-asian="11pt" style:font-name-complex="Calibri1" style:font-size-complex="11pt"/>
    </style:style>
    <style:style style:name="T4" style:family="text">
      <style:text-properties style:font-name="Calibri1" fo:font-size="18pt" fo:language="de" fo:country="none" fo:font-weight="bold" style:letter-kerning="true" style:font-name-asian="Calibri1" style:font-size-asian="11pt" style:font-name-complex="Calibri1" style:font-size-complex="11pt"/>
    </style:style>
    <style:style style:name="T5" style:family="text">
      <style:text-properties style:font-name="Calibri1" fo:font-size="11pt" fo:language="de" fo:country="none" fo:font-weight="bold" style:letter-kerning="true" style:font-name-asian="Calibri1" style:font-size-asian="11pt" style:font-name-complex="Calibri1"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cm" svg:height="0.5cm" svg:x="2cm" svg:y="17.1cm">
          <text:p text:style-name="P1"><text:span text:style-name="T1">Calc.</text:span></text:p>
          <draw:enhanced-geometry svg:viewBox="0 0 21600 21600" draw:type="rectangle" draw:enhanced-path="M 0 0 L 21600 0 21600 21600 0 21600 0 0 Z N"/>
        </draw:custom-shape>
        <draw:custom-shape draw:style-name="gr2" draw:text-style-name="P3" draw:layer="layout" svg:width="2cm" svg:height="0.5cm" svg:x="4cm" svg:y="17.1cm">
          <text:p text:style-name="P3"><text:span text:style-name="T1">Strip1</text:span></text:p>
          <draw:enhanced-geometry svg:viewBox="0 0 21600 21600" draw:type="rectangle" draw:enhanced-path="M 0 0 L 21600 0 21600 21600 0 21600 0 0 Z N"/>
        </draw:custom-shape>
        <draw:custom-shape draw:style-name="gr3" draw:text-style-name="P4" draw:layer="layout" svg:width="1cm" svg:height="0.5cm" svg:x="1cm" svg:y="17.1cm">
          <text:p text:style-name="P1"><text:span text:style-name="T1">Core0</text:span></text:p>
          <draw:enhanced-geometry svg:viewBox="0 0 21600 21600" draw:type="rectangle" draw:enhanced-path="M 0 0 L 21600 0 21600 21600 0 21600 0 0 Z N"/>
        </draw:custom-shape>
        <draw:frame draw:style-name="gr4" draw:text-style-name="P6" draw:layer="layout" svg:width="5.7cm" svg:height="0.569cm" svg:x="0.85cm" svg:y="16.581cm">
          <draw:text-box>
            <text:p text:style-name="P5"><text:span text:style-name="T1">Standartverfahren mit einem Stripe:</text:span></text:p>
          </draw:text-box>
        </draw:frame>
        <draw:custom-shape draw:style-name="gr3" draw:text-style-name="P4" draw:layer="layout" svg:width="1cm" svg:height="0.5cm" svg:x="1.001cm" svg:y="18.401cm">
          <text:p text:style-name="P1"><text:span text:style-name="T1">Core0</text:span></text:p>
          <draw:enhanced-geometry svg:viewBox="0 0 21600 21600" draw:type="rectangle" draw:enhanced-path="M 0 0 L 21600 0 21600 21600 0 21600 0 0 Z N"/>
        </draw:custom-shape>
        <draw:frame draw:style-name="gr4" draw:text-style-name="P6" draw:layer="layout" svg:width="5.7cm" svg:height="0.569cm" svg:x="0.851cm" svg:y="17.882cm">
          <draw:text-box>
            <text:p text:style-name="P5"><text:span text:style-name="T1">WS2812onRP2040 mit einem Stripe:</text:span></text:p>
          </draw:text-box>
        </draw:frame>
        <draw:custom-shape draw:style-name="gr3" draw:text-style-name="P4" draw:layer="layout" svg:width="1cm" svg:height="0.5cm" svg:x="1.001cm" svg:y="18.901cm">
          <text:p text:style-name="P1"><text:span text:style-name="T1">Core1</text:span></text:p>
          <draw:enhanced-geometry svg:viewBox="0 0 21600 21600" draw:type="rectangle" draw:enhanced-path="M 0 0 L 21600 0 21600 21600 0 21600 0 0 Z N"/>
        </draw:custom-shape>
        <draw:custom-shape draw:style-name="gr5" draw:text-style-name="P2" draw:layer="layout" svg:width="1cm" svg:height="0.5cm" svg:x="2.001cm" svg:y="22.601cm">
          <text:p text:style-name="P1"><text:span text:style-name="T1">Calc.</text:span></text:p>
          <draw:enhanced-geometry svg:viewBox="0 0 21600 21600" draw:type="rectangle" draw:enhanced-path="M 0 0 L 21600 0 21600 21600 0 21600 0 0 Z N"/>
        </draw:custom-shape>
        <draw:custom-shape draw:style-name="gr6" draw:text-style-name="P3" draw:layer="layout" svg:width="2.05cm" svg:height="0.5cm" svg:x="2.951cm" svg:y="22.601cm">
          <text:p text:style-name="P3"><text:span text:style-name="T1">Strip1</text:span></text:p>
          <draw:enhanced-geometry svg:viewBox="0 0 21600 21600" draw:type="rectangle" draw:enhanced-path="M 0 0 L 21600 0 21600 21600 0 21600 0 0 Z N"/>
        </draw:custom-shape>
        <draw:custom-shape draw:style-name="gr3" draw:text-style-name="P4" draw:layer="layout" svg:width="1cm" svg:height="0.5cm" svg:x="1.001cm" svg:y="22.601cm">
          <text:p text:style-name="P1"><text:span text:style-name="T1">Core0</text:span></text:p>
          <draw:enhanced-geometry svg:viewBox="0 0 21600 21600" draw:type="rectangle" draw:enhanced-path="M 0 0 L 21600 0 21600 21600 0 21600 0 0 Z N"/>
        </draw:custom-shape>
        <draw:frame draw:style-name="gr4" draw:text-style-name="P6" draw:layer="layout" svg:width="5.7cm" svg:height="0.569cm" svg:x="0.851cm" svg:y="22.082cm">
          <draw:text-box>
            <text:p text:style-name="P5"><text:span text:style-name="T1">Standartverfahren mit zwei Stripes:</text:span></text:p>
          </draw:text-box>
        </draw:frame>
        <draw:custom-shape draw:style-name="gr7" draw:text-style-name="P7" draw:layer="layout" svg:width="2cm" svg:height="0.5cm" svg:x="5.001cm" svg:y="22.601cm">
          <text:p text:style-name="P1"><text:span text:style-name="T1">Strip2</text:span></text:p>
          <draw:enhanced-geometry svg:viewBox="0 0 21600 21600" draw:type="rectangle" draw:enhanced-path="M 0 0 L 21600 0 21600 21600 0 21600 0 0 Z N"/>
        </draw:custom-shape>
        <draw:custom-shape draw:style-name="gr5" draw:text-style-name="P2" draw:layer="layout" svg:width="1cm" svg:height="0.5cm" svg:x="7.001cm" svg:y="22.601cm">
          <text:p text:style-name="P1"><text:span text:style-name="T1">Calc.</text:span></text:p>
          <draw:enhanced-geometry svg:viewBox="0 0 21600 21600" draw:type="rectangle" draw:enhanced-path="M 0 0 L 21600 0 21600 21600 0 21600 0 0 Z N"/>
        </draw:custom-shape>
        <draw:custom-shape draw:style-name="gr6" draw:text-style-name="P3" draw:layer="layout" svg:width="2.05cm" svg:height="0.5cm" svg:x="7.951cm" svg:y="22.601cm">
          <text:p text:style-name="P3"><text:span text:style-name="T1">Strip1</text:span></text:p>
          <draw:enhanced-geometry svg:viewBox="0 0 21600 21600" draw:type="rectangle" draw:enhanced-path="M 0 0 L 21600 0 21600 21600 0 21600 0 0 Z N"/>
        </draw:custom-shape>
        <draw:custom-shape draw:style-name="gr7" draw:text-style-name="P7" draw:layer="layout" svg:width="2cm" svg:height="0.5cm" svg:x="10.001cm" svg:y="22.601cm">
          <text:p text:style-name="P1"><text:span text:style-name="T1">Strip2</text:span></text:p>
          <draw:enhanced-geometry svg:viewBox="0 0 21600 21600" draw:type="rectangle" draw:enhanced-path="M 0 0 L 21600 0 21600 21600 0 21600 0 0 Z N"/>
        </draw:custom-shape>
        <draw:custom-shape draw:style-name="gr5" draw:text-style-name="P2" draw:layer="layout" svg:width="1cm" svg:height="0.5cm" svg:x="2.002cm" svg:y="24.002cm">
          <text:p text:style-name="P1"><text:span text:style-name="T1">Calc.</text:span></text:p>
          <draw:enhanced-geometry svg:viewBox="0 0 21600 21600" draw:type="rectangle" draw:enhanced-path="M 0 0 L 21600 0 21600 21600 0 21600 0 0 Z N"/>
        </draw:custom-shape>
        <draw:custom-shape draw:style-name="gr2" draw:text-style-name="P3" draw:layer="layout" svg:width="2cm" svg:height="0.5cm" svg:x="3cm" svg:y="24.5cm">
          <text:p text:style-name="P3"><text:span text:style-name="T1">Strip1</text:span></text:p>
          <draw:enhanced-geometry svg:viewBox="0 0 21600 21600" draw:type="rectangle" draw:enhanced-path="M 0 0 L 21600 0 21600 21600 0 21600 0 0 Z N"/>
        </draw:custom-shape>
        <draw:custom-shape draw:style-name="gr3" draw:text-style-name="P4" draw:layer="layout" svg:width="1cm" svg:height="0.5cm" svg:x="1.002cm" svg:y="24.002cm">
          <text:p text:style-name="P1"><text:span text:style-name="T1">Core0</text:span></text:p>
          <draw:enhanced-geometry svg:viewBox="0 0 21600 21600" draw:type="rectangle" draw:enhanced-path="M 0 0 L 21600 0 21600 21600 0 21600 0 0 Z N"/>
        </draw:custom-shape>
        <draw:frame draw:style-name="gr4" draw:text-style-name="P6" draw:layer="layout" svg:width="5.7cm" svg:height="0.569cm" svg:x="0.852cm" svg:y="23.483cm">
          <draw:text-box>
            <text:p text:style-name="P5"><text:span text:style-name="T1">WS2812onRP2040 mit zwei Stripes:</text:span></text:p>
          </draw:text-box>
        </draw:frame>
        <draw:custom-shape draw:style-name="gr3" draw:text-style-name="P4" draw:layer="layout" svg:width="1cm" svg:height="0.5cm" svg:x="1.002cm" svg:y="24.502cm">
          <text:p text:style-name="P1"><text:span text:style-name="T1">Core1</text:span></text:p>
          <draw:enhanced-geometry svg:viewBox="0 0 21600 21600" draw:type="rectangle" draw:enhanced-path="M 0 0 L 21600 0 21600 21600 0 21600 0 0 Z N"/>
        </draw:custom-shape>
        <draw:custom-shape draw:style-name="gr7" draw:text-style-name="P7" draw:layer="layout" svg:width="2cm" svg:height="0.5cm" svg:x="3.002cm" svg:y="24.002cm">
          <text:p text:style-name="P1"><text:span text:style-name="T1">Strip2</text:span></text:p>
          <draw:enhanced-geometry svg:viewBox="0 0 21600 21600" draw:type="rectangle" draw:enhanced-path="M 0 0 L 21600 0 21600 21600 0 21600 0 0 Z N"/>
        </draw:custom-shape>
        <draw:custom-shape draw:style-name="gr5" draw:text-style-name="P2" draw:layer="layout" svg:width="1cm" svg:height="0.5cm" svg:x="5.002cm" svg:y="24.002cm">
          <text:p text:style-name="P1"><text:span text:style-name="T1">Calc.</text:span></text:p>
          <draw:enhanced-geometry svg:viewBox="0 0 21600 21600" draw:type="rectangle" draw:enhanced-path="M 0 0 L 21600 0 21600 21600 0 21600 0 0 Z N"/>
        </draw:custom-shape>
        <draw:custom-shape draw:style-name="gr6" draw:text-style-name="P3" draw:layer="layout" svg:width="2.05cm" svg:height="0.5cm" svg:x="6cm" svg:y="24.5cm">
          <text:p text:style-name="P3"><text:span text:style-name="T1">Strip1</text:span></text:p>
          <draw:enhanced-geometry svg:viewBox="0 0 21600 21600" draw:type="rectangle" draw:enhanced-path="M 0 0 L 21600 0 21600 21600 0 21600 0 0 Z N"/>
        </draw:custom-shape>
        <draw:custom-shape draw:style-name="gr8" draw:text-style-name="P7" draw:layer="layout" svg:width="2.048cm" svg:height="0.5cm" svg:x="6.002cm" svg:y="24.002cm">
          <text:p text:style-name="P1"><text:span text:style-name="T1">Strip2</text:span></text:p>
          <draw:enhanced-geometry svg:viewBox="0 0 21600 21600" draw:type="rectangle" draw:enhanced-path="M 0 0 L 21600 0 21600 21600 0 21600 0 0 Z N"/>
        </draw:custom-shape>
        <draw:custom-shape draw:style-name="gr5" draw:text-style-name="P2" draw:layer="layout" svg:width="1cm" svg:height="0.5cm" svg:x="12.001cm" svg:y="22.601cm">
          <text:p text:style-name="P1"><text:span text:style-name="T1">Calc.</text:span></text:p>
          <draw:enhanced-geometry svg:viewBox="0 0 21600 21600" draw:type="rectangle" draw:enhanced-path="M 0 0 L 21600 0 21600 21600 0 21600 0 0 Z N"/>
        </draw:custom-shape>
        <draw:custom-shape draw:style-name="gr6" draw:text-style-name="P3" draw:layer="layout" svg:width="2.05cm" svg:height="0.5cm" svg:x="12.951cm" svg:y="22.601cm">
          <text:p text:style-name="P3"><text:span text:style-name="T1">Strip1</text:span></text:p>
          <draw:enhanced-geometry svg:viewBox="0 0 21600 21600" draw:type="rectangle" draw:enhanced-path="M 0 0 L 21600 0 21600 21600 0 21600 0 0 Z N"/>
        </draw:custom-shape>
        <draw:custom-shape draw:style-name="gr7" draw:text-style-name="P7" draw:layer="layout" svg:width="2cm" svg:height="0.5cm" svg:x="15.001cm" svg:y="22.601cm">
          <text:p text:style-name="P1"><text:span text:style-name="T1">Strip2</text:span></text:p>
          <draw:enhanced-geometry svg:viewBox="0 0 21600 21600" draw:type="rectangle" draw:enhanced-path="M 0 0 L 21600 0 21600 21600 0 21600 0 0 Z N"/>
        </draw:custom-shape>
        <draw:custom-shape draw:style-name="gr5" draw:text-style-name="P2" draw:layer="layout" svg:width="1cm" svg:height="0.5cm" svg:x="8.002cm" svg:y="24.002cm">
          <text:p text:style-name="P1"><text:span text:style-name="T1">Calc.</text:span></text:p>
          <draw:enhanced-geometry svg:viewBox="0 0 21600 21600" draw:type="rectangle" draw:enhanced-path="M 0 0 L 21600 0 21600 21600 0 21600 0 0 Z N"/>
        </draw:custom-shape>
        <draw:custom-shape draw:style-name="gr6" draw:text-style-name="P3" draw:layer="layout" svg:width="2.05cm" svg:height="0.5cm" svg:x="9cm" svg:y="24.5cm">
          <text:p text:style-name="P3"><text:span text:style-name="T1">Strip1</text:span></text:p>
          <draw:enhanced-geometry svg:viewBox="0 0 21600 21600" draw:type="rectangle" draw:enhanced-path="M 0 0 L 21600 0 21600 21600 0 21600 0 0 Z N"/>
        </draw:custom-shape>
        <draw:custom-shape draw:style-name="gr8" draw:text-style-name="P7" draw:layer="layout" svg:width="2.048cm" svg:height="0.5cm" svg:x="9.002cm" svg:y="24.002cm">
          <text:p text:style-name="P1"><text:span text:style-name="T1">Strip2</text:span></text:p>
          <draw:enhanced-geometry svg:viewBox="0 0 21600 21600" draw:type="rectangle" draw:enhanced-path="M 0 0 L 21600 0 21600 21600 0 21600 0 0 Z N"/>
        </draw:custom-shape>
        <draw:frame draw:style-name="gr4" draw:text-style-name="P6" draw:layer="layout" svg:width="5.7cm" svg:height="0.569cm" svg:x="11.3cm" svg:y="24.231cm">
          <draw:text-box>
            <text:p text:style-name="P5"><text:span text:style-name="T1">« Parallelausgabe</text:span></text:p>
          </draw:text-box>
        </draw:frame>
        <draw:frame draw:style-name="gr4" draw:text-style-name="P6" draw:layer="layout" svg:width="5.7cm" svg:height="0.569cm" svg:x="11.2cm" svg:y="18.632cm">
          <draw:text-box>
            <text:p text:style-name="P5"><text:span text:style-name="T1">« Trennung von Ausgabe und Kalkulation</text:span></text:p>
          </draw:text-box>
        </draw:frame>
        <draw:frame draw:style-name="gr4" draw:text-style-name="P9" draw:layer="layout" svg:width="5.7cm" svg:height="0.725cm" svg:x="6.25cm" svg:y="19.775cm">
          <draw:text-box>
            <text:p text:style-name="P8"><text:span text:style-name="T2">Zeitachse <text:s/>---------&gt;</text:span></text:p>
          </draw:text-box>
        </draw:frame>
        <draw:frame draw:style-name="gr9" draw:text-style-name="P11" draw:layer="layout" svg:width="8.2cm" svg:height="8.847cm" svg:x="1.15cm" svg:y="6.748cm">
          <draw:text-box>
            <text:p text:style-name="P10"><text:line-break/>Dauer 1 Pixel (3Bytes)<text:tab/>30 µS<text:line-break/>1000 Pixel <text:s/>---- <text:s/>30 mS plus 50 µS Anzeigesignal. Also 30,05 mS<text:line-break/>Die maximale Framerate wird erreicht, wenn die Neuberechnung der Pixel auf Core0 innerhalb der Ausgabezeit auf Core1 erfolgen kann. Alser kürzer als 30mS ist.So können bei 1000 Pixeln maximal 33 neue Bilder pro Sekunde angezeigt werden.<text:line-break/><text:line-break/>Real-Test:<text:line-break/>auf den Streifen wird 100 mal 1 Python Befehl (rotate) und eine Wartezeit von 30 mS angewendet und die Zeit gemessen. (siehe Testcode)</text:p>
            <text:p text:style-name="P10"><text:span text:style-name="T3">Ein Stripe mit 1000 Pixeln</text:span><text:span text:style-name="T3"><text:line-break/></text:span><text:span text:style-name="T3">Standartausgabe <text:s text:c="2"/>: <text:s text:c="3"/>16.28134 Frames per second</text:span><text:span text:style-name="T3"><text:line-break/></text:span><text:span text:style-name="T3">WS2812onRP2040: <text:s text:c="3"/>30.72197 Frames per second</text:span><text:span text:style-name="T3"><text:line-break/></text:span><text:span text:style-name="T3"><text:line-break/></text:span><text:span text:style-name="T3"/></text:p>
          </draw:text-box>
        </draw:frame>
        <draw:frame draw:style-name="gr10" draw:text-style-name="P6" draw:layer="layout" svg:width="8.2cm" svg:height="8.9cm" svg:x="10.1cm" svg:y="7.05cm">
          <draw:text-box>
            <text:p text:style-name="P5"><text:span text:style-name="T1">Testcode</text:span></text:p>
            <text:p text:style-name="P5"><text:span text:style-name="T1"/></text:p>
            <text:p text:style-name="P5"><text:span text:style-name="T1">import WS2812onRP2040</text:span></text:p>
            <text:p text:style-name="P5"><text:span text:style-name="T1">import utime</text:span></text:p>
            <text:p text:style-name="P5"><text:span text:style-name="T1"/></text:p>
            <text:p text:style-name="P5"><text:span text:style-name="T1">streifen = WS2812onRP2040.strip(1000,22,0.2)</text:span></text:p>
            <text:p text:style-name="P5"><text:span text:style-name="T1">streifen.pset(0,(0,255,0))</text:span></text:p>
            <text:p text:style-name="P5"><text:span text:style-name="T1">streifen.show()</text:span></text:p>
            <text:p text:style-name="P5"><text:span text:style-name="T1"/></text:p>
            <text:p text:style-name="P5"><text:span text:style-name="T1">ttt = utime.ticks_ms()</text:span></text:p>
            <text:p text:style-name="P5"><text:span text:style-name="T1"/></text:p>
            <text:p text:style-name="P5"><text:span text:style-name="T1">for i in range(100):</text:span></text:p>
            <text:p text:style-name="P5"><text:span text:style-name="T1"><text:s text:c="4"/></text:span><text:span text:style-name="T1">utime.sleep_ms(30)</text:span></text:p>
            <text:p text:style-name="P5"><text:span text:style-name="T1"><text:s text:c="4"/></text:span><text:span text:style-name="T1">streifen.rotate(1)</text:span></text:p>
            <text:p text:style-name="P5"><text:span text:style-name="T1"><text:s text:c="4"/></text:span><text:span text:style-name="T1">streifen.show()</text:span></text:p>
            <text:p text:style-name="P5"><text:span text:style-name="T1"><text:s text:c="4"/></text:span></text:p>
            <text:p text:style-name="P5"><text:span text:style-name="T1">print(100000/(utime.ticks_ms()-ttt),"Frames per second")</text:span></text:p>
          </draw:text-box>
        </draw:frame>
        <draw:custom-shape draw:style-name="gr1" draw:text-style-name="P2" draw:layer="layout" svg:width="2cm" svg:height="0.5cm" svg:x="6cm" svg:y="17.1cm">
          <text:p text:style-name="P1"><text:span text:style-name="T1">Calc.</text:span></text:p>
          <draw:enhanced-geometry svg:viewBox="0 0 21600 21600" draw:type="rectangle" draw:enhanced-path="M 0 0 L 21600 0 21600 21600 0 21600 0 0 Z N"/>
        </draw:custom-shape>
        <draw:custom-shape draw:style-name="gr2" draw:text-style-name="P3" draw:layer="layout" svg:width="2cm" svg:height="0.5cm" svg:x="8cm" svg:y="17.1cm">
          <text:p text:style-name="P3"><text:span text:style-name="T1">Strip1</text:span></text:p>
          <draw:enhanced-geometry svg:viewBox="0 0 21600 21600" draw:type="rectangle" draw:enhanced-path="M 0 0 L 21600 0 21600 21600 0 21600 0 0 Z N"/>
        </draw:custom-shape>
        <draw:custom-shape draw:style-name="gr1" draw:text-style-name="P2" draw:layer="layout" svg:width="2cm" svg:height="0.5cm" svg:x="10cm" svg:y="17.1cm">
          <text:p text:style-name="P1"><text:span text:style-name="T1">Calc.</text:span></text:p>
          <draw:enhanced-geometry svg:viewBox="0 0 21600 21600" draw:type="rectangle" draw:enhanced-path="M 0 0 L 21600 0 21600 21600 0 21600 0 0 Z N"/>
        </draw:custom-shape>
        <draw:custom-shape draw:style-name="gr2" draw:text-style-name="P3" draw:layer="layout" svg:width="2cm" svg:height="0.5cm" svg:x="12cm" svg:y="17.1cm">
          <text:p text:style-name="P3"><text:span text:style-name="T1">Strip1</text:span></text:p>
          <draw:enhanced-geometry svg:viewBox="0 0 21600 21600" draw:type="rectangle" draw:enhanced-path="M 0 0 L 21600 0 21600 21600 0 21600 0 0 Z N"/>
        </draw:custom-shape>
        <draw:custom-shape draw:style-name="gr2" draw:text-style-name="P3" draw:layer="layout" svg:width="2cm" svg:height="0.5cm" svg:x="4cm" svg:y="18.9cm">
          <text:p text:style-name="P3"><text:span text:style-name="T1">Strip1</text:span></text:p>
          <draw:enhanced-geometry svg:viewBox="0 0 21600 21600" draw:type="rectangle" draw:enhanced-path="M 0 0 L 21600 0 21600 21600 0 21600 0 0 Z N"/>
        </draw:custom-shape>
        <draw:custom-shape draw:style-name="gr1" draw:text-style-name="P2" draw:layer="layout" svg:width="2cm" svg:height="0.5cm" svg:x="2cm" svg:y="18.4cm">
          <text:p text:style-name="P1"><text:span text:style-name="T1">Calc.</text:span></text:p>
          <draw:enhanced-geometry svg:viewBox="0 0 21600 21600" draw:type="rectangle" draw:enhanced-path="M 0 0 L 21600 0 21600 21600 0 21600 0 0 Z N"/>
        </draw:custom-shape>
        <draw:custom-shape draw:style-name="gr1" draw:text-style-name="P2" draw:layer="layout" svg:width="2cm" svg:height="0.5cm" svg:x="4cm" svg:y="18.4cm">
          <text:p text:style-name="P1"><text:span text:style-name="T1">Calc.</text:span></text:p>
          <draw:enhanced-geometry svg:viewBox="0 0 21600 21600" draw:type="rectangle" draw:enhanced-path="M 0 0 L 21600 0 21600 21600 0 21600 0 0 Z N"/>
        </draw:custom-shape>
        <draw:custom-shape draw:style-name="gr2" draw:text-style-name="P3" draw:layer="layout" svg:width="2cm" svg:height="0.5cm" svg:x="6cm" svg:y="18.9cm">
          <text:p text:style-name="P3"><text:span text:style-name="T1">Strip1</text:span></text:p>
          <draw:enhanced-geometry svg:viewBox="0 0 21600 21600" draw:type="rectangle" draw:enhanced-path="M 0 0 L 21600 0 21600 21600 0 21600 0 0 Z N"/>
        </draw:custom-shape>
        <draw:custom-shape draw:style-name="gr2" draw:text-style-name="P3" draw:layer="layout" svg:width="2cm" svg:height="0.5cm" svg:x="8cm" svg:y="18.9cm">
          <text:p text:style-name="P3"><text:span text:style-name="T1">Strip1</text:span></text:p>
          <draw:enhanced-geometry svg:viewBox="0 0 21600 21600" draw:type="rectangle" draw:enhanced-path="M 0 0 L 21600 0 21600 21600 0 21600 0 0 Z N"/>
        </draw:custom-shape>
        <draw:custom-shape draw:style-name="gr1" draw:text-style-name="P2" draw:layer="layout" svg:width="2cm" svg:height="0.5cm" svg:x="6cm" svg:y="18.4cm">
          <text:p text:style-name="P1"><text:span text:style-name="T1">Calc.</text:span></text:p>
          <draw:enhanced-geometry svg:viewBox="0 0 21600 21600" draw:type="rectangle" draw:enhanced-path="M 0 0 L 21600 0 21600 21600 0 21600 0 0 Z N"/>
        </draw:custom-shape>
        <draw:frame draw:style-name="gr4" draw:text-style-name="P9" draw:layer="layout" svg:width="5.7cm" svg:height="0.725cm" svg:x="6.25cm" svg:y="25.376cm">
          <draw:text-box>
            <text:p text:style-name="P8"><text:span text:style-name="T2">Zeitachse <text:s/>---------&gt;</text:span></text:p>
          </draw:text-box>
        </draw:frame>
        <draw:frame draw:style-name="gr4" draw:text-style-name="P9" draw:layer="layout" svg:width="5.7cm" svg:height="0.725cm" svg:x="6.25cm" svg:y="19.776cm">
          <draw:text-box>
            <text:p text:style-name="P8"><text:span text:style-name="T2">Zeitachse <text:s/>---------&gt;</text:span></text:p>
          </draw:text-box>
        </draw:frame>
        <draw:frame draw:style-name="gr11" draw:text-style-name="P11" draw:layer="layout" svg:width="18.85cm" svg:height="1.451cm" svg:x="1.15cm" svg:y="21.149cm">
          <draw:text-box>
            <text:p text:style-name="P10"><text:span text:style-name="T3">Bei der Verwendung vom mehreren Streifen wird die Ausgabe mit beiden Cores gemacht.</text:span></text:p>
          </draw:text-box>
        </draw:frame>
        <draw:frame draw:style-name="gr12" draw:text-style-name="P13" draw:layer="layout" svg:width="7.95cm" svg:height="1.15cm" svg:x="6.75cm" svg:y="1.95cm">
          <draw:text-box>
            <text:p text:style-name="P12"><text:span text:style-name="T4">WS2812onRP2040 Timing</text:span></text:p>
          </draw:text-box>
        </draw:frame>
        <draw:frame draw:style-name="gr13" draw:text-style-name="P15" draw:layer="layout" svg:width="18.85cm" svg:height="2.178cm" svg:x="1.15cm" svg:y="4.65cm">
          <draw:text-box>
            <text:p text:style-name="P14"><text:span text:style-name="T5">Das die Ausgabe der Stripe-Daten über beide RP2040 Cores erfolgt, macht sich erst bemerkbar, wenn viele (einige hundert) Pixel immer sehr schnell erneuert werden sollen. Dabei sollte die Zeit für die Neuberechnung möglicht unter der Ausgabezeit für einen Frame liegen.</text:span><text:span text:style-name="T5"><text:line-break/></text:span><text:span text:style-name="T5">Bei sehr vielen Pixeln kann eine deutlich höhere Framerate durch Aufteilung eines Streifens erreicht werden.</text:span><text:span text:style-name="T5"><text:line-break/></text:span><text:span text:style-name="T5"/></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1" svg:font-family="Calibri"/>
    <style:font-face style:name="Calibri" svg:font-family="Calibri" style:font-pitch="variable"/>
    <style:font-face style:name="Liberation Sans1" svg:font-family="'Liberation Sans'" style:font-pitch="variable"/>
    <style:font-face style:name="Lucida Sans1" svg:font-family="'Lucida Sans'" style:font-pitch="variable"/>
    <style:font-face style:name="Microsoft YaHei1" svg:font-family="'Microsoft Ya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12-28T18:39:25.491000000</meta:creation-date>
    <dc:date>2021-12-29T19:51:57.799000000</dc:date>
    <meta:editing-duration>PT6H19M35S</meta:editing-duration>
    <meta:editing-cycles>7</meta:editing-cycles>
    <meta:generator>LibreOffice/7.0.0.3$Windows_X86_64 LibreOffice_project/8061b3e9204bef6b321a21033174034a5e2ea88e</meta:generator>
    <meta:document-statistic meta:object-count="50"/>
  </office:meta>
</office:document-meta>
</file>